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8e2b" officeooo:paragraph-rsid="000e8e2b"/>
    </style:style>
    <style:style style:name="P2" style:family="paragraph" style:parent-style-name="Standard">
      <style:text-properties officeooo:rsid="00136422" officeooo:paragraph-rsid="00136422"/>
    </style:style>
    <style:style style:name="T1" style:family="text">
      <style:text-properties officeooo:rsid="000d8c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. check given number is prime or not</text:p>
      <text:p text:style-name="P2"/>
      <text:p text:style-name="P2"/>
      <text:p text:style-name="P2">import java.util.Scanner;</text:p>
      <text:p text:style-name="P2">class PrimeCheck</text:p>
      <text:p text:style-name="P2">{</text:p>
      <text:p text:style-name="P2"><text:s text:c="3"/>public static void main(String args[])</text:p>
      <text:p text:style-name="P2"><text:s text:c="3"/>{<text:tab/><text:tab/></text:p>
      <text:p text:style-name="P2"><text:tab/>int temp;</text:p>
      <text:p text:style-name="P2"><text:tab/>boolean isPrime=true;</text:p>
      <text:p text:style-name="P2"><text:tab/>Scanner scan= new Scanner(System.in);</text:p>
      <text:p text:style-name="P2"><text:tab/>System.out.println("Enter any number:");</text:p>
      <text:p text:style-name="P2"/>
      <text:p text:style-name="P2"><text:tab/>//capture the input in an integer</text:p>
      <text:p text:style-name="P2"/>
      <text:p text:style-name="P2"><text:tab/>int num=scan.nextInt();</text:p>
      <text:p text:style-name="P2"><text:s text:c="8"/>scan.close();</text:p>
      <text:p text:style-name="P2"><text:tab/>for(int i=2;i&lt;=num/2;i++)</text:p>
      <text:p text:style-name="P2"><text:tab/>{</text:p>
      <text:p text:style-name="P2"><text:s text:c="11"/>temp=num%i;</text:p>
      <text:p text:style-name="P2"><text:tab/> <text:s text:c="2"/>if(temp==0)</text:p>
      <text:p text:style-name="P2"><text:tab/> <text:s text:c="2"/>{</text:p>
      <text:p text:style-name="P2"><text:tab/> <text:s text:c="5"/>isPrime=false;</text:p>
      <text:p text:style-name="P2"><text:tab/> <text:s text:c="5"/>break;</text:p>
      <text:p text:style-name="P2"><text:tab/> <text:s text:c="2"/>}</text:p>
      <text:p text:style-name="P2"><text:tab/>}</text:p>
      <text:p text:style-name="P2"><text:tab/>//If isPrime is true then the number is prime else not</text:p>
      <text:p text:style-name="P2"/>
      <text:p text:style-name="P2"><text:tab/>if(isPrime)</text:p>
      <text:p text:style-name="P2"><text:tab/> <text:s text:c="2"/>System.out.println(num + " is a Prime Number");</text:p>
      <text:p text:style-name="P2"><text:tab/>else</text:p>
      <text:p text:style-name="P2"><text:tab/> <text:s text:c="2"/>System.out.println(num + " is not a Prime Number");</text:p>
      <text:p text:style-name="P2"><text:s text:c="3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40:12.857020451</meta:creation-date>
    <dc:date>2020-10-29T15:03:17.976859143</dc:date>
    <meta:editing-duration>PT23M3S</meta:editing-duration>
    <meta:editing-cycles>6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29" meta:word-count="79" meta:character-count="610" meta:non-whitespace-character-count="484"/>
  </office:meta>
</office:document-meta>
</file>